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/>
      <style:text-properties officeooo:rsid="001046ba" officeooo:paragraph-rsid="001046ba"/>
    </style:style>
    <style:style style:name="P3" style:family="paragraph" style:parent-style-name="Standard">
      <style:paragraph-properties fo:line-height="200%" fo:text-align="center" style:justify-single-word="false"/>
      <style:text-properties officeooo:rsid="0010c2cb" officeooo:paragraph-rsid="0010c2cb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officeooo:rsid="0010c2cb" officeooo:paragraph-rsid="0010c2cb"/>
    </style:style>
    <style:style style:name="T1" style:family="text">
      <style:text-properties officeooo:rsid="0012d467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gan H. Gray</text:p>
      <text:p text:style-name="P2">Professor Nina Peterson</text:p>
      <text:p text:style-name="P2">CS-445-70</text:p>
      <text:p text:style-name="P2">21 January 2024</text:p>
      <text:p text:style-name="P3">Module 1: Introduction to Database Management</text:p>
      <text:list text:style-name="L1">
        <text:list-item>
          <text:p text:style-name="P4">JC Consulting Company Background</text:p>
        </text:list-item>
        <text:list-item>
          <text:p text:style-name="P4">Selecting a Database Solution</text:p>
          <text:list>
            <text:list-item>
              <text:p text:style-name="P4">Defining Database Terminology</text:p>
            </text:list-item>
          </text:list>
        </text:list-item>
        <text:list-item>
          <text:p text:style-name="P4">Storing Data</text:p>
        </text:list-item>
        <text:list-item>
          <text:p text:style-name="P4">Identifying Database Management Systems</text:p>
        </text:list-item>
        <text:list-item>
          <text:p text:style-name="P4">Advantages of a Properly Designed Relational Database</text:p>
          <text:list>
            <text:list-item>
              <text:p text:style-name="P4">Key Factors for a Healthy Relational Database</text:p>
            </text:list-item>
          </text:list>
        </text:list-item>
        <text:list-item>
          <text:p text:style-name="P4">Big Data</text:p>
        </text:list-item>
        <text:list-item>
          <text:p text:style-name="P4">Preparing for a Career in Database Administration &amp; Data Analysis</text:p>
        </text:list-item>
        <text:list-item>
          <text:p text:style-name="P4">Introduction to the Pitt Fitness Database Case</text:p>
        </text:list-item>
        <text:list-item>
          <text:p text:style-name="P4">Introduction to the Sports Physical Therapy Database Case</text:p>
        </text:list-item>
        <text:list-item>
          <text:p text:style-name="P4">Chapter Review</text:p>
          <text:list>
            <text:list-item>
              <text:p text:style-name="P4">Summary</text:p>
            </text:list-item>
            <text:list-item>
              <text:p text:style-name="P4">Key Terms</text:p>
            </text:list-item>
            <text:list-item>
              <text:p text:style-name="P4">Module Review Questions</text:p>
            </text:list-item>
            <text:list-item>
              <text:p text:style-name="P4">JC Consulting Case Exercises</text:p>
            </text:list-item>
            <text:list-item>
              <text:p text:style-name="P4">Sports Physical Therapy Case Exercise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2d467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Gray </text:span><text:bookmark-start text:name="PageNumWizard_HEADER_Default Page Style1"/><text:page-number text:select-page="current">1</text:page-number><text:bookmark-end text:name="PageNumWizard_HEADER_Default Page Style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2:01:19.204057177</meta:creation-date>
    <dc:date>2024-01-21T12:19:22.183507653</dc:date>
    <meta:editing-duration>PT17M55S</meta:editing-duration>
    <meta:editing-cycles>4</meta:editing-cycles>
    <meta:generator>LibreOffice/7.6.4.1$Linux_X86_64 LibreOffice_project/60$Build-1</meta:generator>
    <meta:document-statistic meta:table-count="0" meta:image-count="0" meta:object-count="0" meta:page-count="1" meta:paragraph-count="23" meta:word-count="110" meta:character-count="690" meta:non-whitespace-character-count="620"/>
  </office:meta>
</office:document-meta>
</file>